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90%" fo:text-align="center"/>
    </style:style>
    <style:style style:name="P4" style:family="paragraph">
      <loext:graphic-properties draw:fill-color="#ffffff"/>
      <style:text-properties fo:color="#ffffff" fo:font-size="44pt" style:font-size-asian="44pt" style:font-size-complex="44pt"/>
    </style:style>
    <style:style style:name="P5" style:family="paragraph">
      <loext:graphic-properties draw:fill-color="#ffffff"/>
      <style:paragraph-properties fo:line-height="90%" fo:text-align="center"/>
      <style:text-properties fo:color="#ffffff" fo:font-size="44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color="#808080" fo:font-size="88pt" style:font-size-asian="88pt" style:font-size-complex="8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7.4cm" svg:height="19.363cm" svg:x="0.4cm" svg:y="0.837cm" presentation:class="subtitle" presentation:user-transformed="true">
          <draw:text-box>
            <text:p><text:span text:style-name="T1">Aviva, Oh Senhor!</text:span></text:p>
            <text:p><text:span text:style-name="T2">Bruna Karl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Oh, Deus tremendo!</text:span></text:p>
            <text:p text:style-name="P3"><text:span text:style-name="T3">Os nossos jovens desejam</text:span></text:p>
            <text:p text:style-name="P3"><text:span text:style-name="T3">mais de Ti</text:span></text:p>
            <text:p text:style-name="P3"><text:span text:style-name="T3">As lideranças, velhos e crianças</text:span></text:p>
            <text:p text:style-name="P3"><text:span text:style-name="T3">Sedentos estão por 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O pecado não vai congelar</text:span></text:p>
            <text:p text:style-name="P3"><text:span text:style-name="T3">nosso amor</text:span></text:p>
            <text:p text:style-name="P3"><text:span text:style-name="T3">Nossa carne sentirá o</text:span></text:p>
            <text:p text:style-name="P3"><text:span text:style-name="T3">impacto de po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Faz arder nosso coração com fogo</text:span></text:p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Vem quebrar nosso</text:span></text:p>
            <text:p text:style-name="P3"><text:span text:style-name="T3">coração de novo</text:span></text:p>
            <text:p text:style-name="P3"><text:span text:style-name="T3">Derrama fog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Oh, Deus tremendo!</text:span></text:p>
            <text:p text:style-name="P3"><text:span text:style-name="T3">Os nossos jovens desejam</text:span></text:p>
            <text:p text:style-name="P3"><text:span text:style-name="T3">mais de Ti</text:span></text:p>
            <text:p text:style-name="P3"><text:span text:style-name="T3">As lideranças, velhos e crianças</text:span></text:p>
            <text:p text:style-name="P3"><text:span text:style-name="T3">Sedentos estão por 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O pecado não vai congelar</text:span></text:p>
            <text:p text:style-name="P3"><text:span text:style-name="T3">nosso amor</text:span></text:p>
            <text:p text:style-name="P3"><text:span text:style-name="T3">Nossa carne sentirá o</text:span></text:p>
            <text:p text:style-name="P3"><text:span text:style-name="T3">impacto de po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Faz arder nosso coração com fogo</text:span></text:p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Vem quebrar nosso</text:span></text:p>
            <text:p text:style-name="P3"><text:span text:style-name="T3">coração de nov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6" draw:text-style-name="P7" draw:layer="layout" svg:width="25.199cm" svg:height="16.255cm" svg:x="1.4cm" svg:y="0.837cm" presentation:class="subtitle">
          <draw:text-box>
            <text:p><text:span text:style-name="T4">Derrama fogo</text:span></text:p>
            <text:p><text:span text:style-name="T4">E queima toda iniquidade</text:span></text:p>
            <text:p><text:span text:style-name="T4">Derrama fogo</text:span></text:p>
            <text:p><text:span text:style-name="T4">Purifica-me com Tua verda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7" draw:layer="layout" svg:width="25.199cm" svg:height="16.255cm" svg:x="1.4cm" svg:y="0.837cm" presentation:class="subtitle">
          <draw:text-box>
            <text:p><text:span text:style-name="T4">Derrama fogo</text:span></text:p>
            <text:p><text:span text:style-name="T4">E queima toda iniquidade</text:span></text:p>
            <text:p><text:span text:style-name="T4">Derrama fogo</text:span></text:p>
            <text:p><text:span text:style-name="T4">Purifica-me com Tua verda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Faz arder nosso coração com fogo</text:span></text:p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Vem quebrar nosso</text:span></text:p>
            <text:p text:style-name="P3"><text:span text:style-name="T3">coração de nov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Faz arder nosso coração com fogo</text:span></text:p>
            <text:p text:style-name="P3"><text:span text:style-name="T3">Aviva, oh Senhor, Tua obra</text:span></text:p>
            <text:p text:style-name="P3"><text:span text:style-name="T3">No meio do Teu povo</text:span></text:p>
            <text:p text:style-name="P3"><text:span text:style-name="T3">Vem quebrar nosso</text:span></text:p>
            <text:p text:style-name="P3"><text:span text:style-name="T3">coração de novo</text:span></text:p>
            <text:p text:style-name="P3"><text:span text:style-name="T3">Derrama fog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itaçõe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35:47.060825331</meta:creation-date>
    <dc:date>2017-02-12T14:01:27.549756603</dc:date>
    <meta:editing-duration>PT17M26S</meta:editing-duration>
    <meta:editing-cycles>27</meta:editing-cycles>
    <meta:generator>LibreOffice/5.2.5.1$Linux_X86_64 LibreOffice_project/20m0$Build-1</meta:generator>
    <meta:document-statistic meta:object-count="54"/>
  </office:meta>
</office:document-meta>
</file>